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2a6099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2a6099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5.463cm"/>
      <style:paragraph-properties style:writing-mode="lr-tb"/>
    </style:style>
    <style:style style:name="gr4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.807cm" fo:min-width="1.657cm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left" draw:textarea-vertical-align="top" draw:auto-grow-height="false" fo:min-height="1.75cm" fo:min-width="2.722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left" draw:textarea-vertical-align="top" draw:auto-grow-height="false" fo:min-height="1.75cm" fo:min-width="3.144cm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left" draw:textarea-vertical-align="top" draw:auto-grow-height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1.65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style:paragraph-properties fo:text-align="start" style:writing-mode="lr-tb"/>
      <style:text-properties fo:font-size="14pt" style:font-size-asian="14pt" style:font-size-complex="14pt"/>
    </style:style>
    <style:style style:name="P5" style:family="paragraph">
      <style:paragraph-properties fo:text-align="start" style:writing-mode="lr-tb">
        <style:tab-stops>
          <style:tab-stop style:position="0.518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solid" draw:fill-color="#ffffff"/>
      <style:paragraph-properties fo:text-align="start" style:writing-mode="lr-tb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723cm" svg:y1="7.508cm" svg:x2="18.685cm" svg:y2="7.509cm">
          <text:p/>
        </draw:line>
        <draw:line draw:style-name="gr2" draw:text-style-name="P1" draw:layer="layout" svg:x1="6.141cm" svg:y1="7.487cm" svg:x2="6.141cm" svg:y2="6.061cm">
          <text:p/>
        </draw:line>
        <draw:frame draw:style-name="gr3" draw:text-style-name="P2" draw:layer="layout" svg:width="5.963cm" svg:height="1.712cm" svg:x="3.102cm" svg:y="7.466cm">
          <draw:text-box>
            <text:p><text:span text:style-name="T1">10.1.1.0/24</text:span></text:p>
          </draw:text-box>
        </draw:frame>
        <draw:frame draw:style-name="gr4" draw:text-style-name="P3" draw:layer="layout" svg:width="2.157cm" svg:height="1.057cm" svg:x="6.176cm" svg:y="6.011cm">
          <draw:text-box>
            <text:p><text:span text:style-name="T2">10.1.1.100</text:span></text:p>
          </draw:text-box>
        </draw:frame>
        <draw:custom-shape draw:style-name="gr5" draw:text-style-name="P6" draw:layer="layout" svg:width="3.222cm" svg:height="2cm" svg:x="4.437cm" svg:y="4.049cm">
          <text:p text:style-name="P4"><text:span text:style-name="T3">Build Server</text:span></text:p>
          <text:p text:style-name="P5"><text:span text:style-name="T1"><text:tab/></text:span><text:span text:style-name="T1">yoda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644cm" svg:height="2cm" svg:x="8.792cm" svg:y="4.049cm">
          <text:p text:style-name="P4"><text:span text:style-name="T3">NMAP Server</text:span></text:p>
          <text:p text:style-name="P5"><text:span text:style-name="T1"><text:tab/></text:span><text:span text:style-name="T1">sherlock</text:span></text:p>
          <text:p text:style-name="P5"><text:span text:style-name="T1"/></text:p>
          <text:p text:style-name="P5"><text:span text:style-name="T4">(16 GB disk)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593cm" svg:y1="7.469cm" svg:x2="9.593cm" svg:y2="6.043cm">
          <text:p/>
        </draw:line>
        <draw:custom-shape draw:style-name="gr7" draw:text-style-name="P6" draw:layer="layout" svg:width="3.346cm" svg:height="1.899cm" svg:x="12.992cm" svg:y="4.121cm">
          <text:p text:style-name="P4"><text:span text:style-name="T3">Test System</text:span></text:p>
          <text:p text:style-name="P5"><text:span text:style-name="T1"><text:tab/></text:span><text:span text:style-name="T1">kenobi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32cm" svg:y1="7.549cm" svg:x2="14.32cm" svg:y2="6.02cm">
          <text:p/>
        </draw:line>
        <draw:frame draw:style-name="gr4" draw:text-style-name="P3" draw:layer="layout" svg:width="2.157cm" svg:height="1.057cm" svg:x="9.488cm" svg:y="6.012cm">
          <draw:text-box>
            <text:p><text:span text:style-name="T2">10.1.1.231</text:span></text:p>
          </draw:text-box>
        </draw:frame>
        <draw:frame draw:style-name="gr8" draw:text-style-name="P3" draw:layer="layout" svg:width="2.157cm" svg:height="1.057cm" svg:x="14.367cm" svg:y="6.047cm">
          <draw:text-box>
            <text:p><text:span text:style-name="T2">10.1.1.23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6-21T11:56:11</meta:creation-date>
    <dc:date>2023-02-15T10:54:11.791271013</dc:date>
    <meta:editing-duration>P1DT7H41M56S</meta:editing-duration>
    <meta:editing-cycles>28</meta:editing-cycles>
    <meta:generator>LibreOffice/6.4.7.2$Linux_X86_64 LibreOffice_project/40$Build-2</meta:generator>
    <meta:document-statistic meta:object-count="11"/>
  </office:meta>
</office:document-meta>
</file>